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Hornbach Holdin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6.3">
            <text:p>116,30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238.734864672844">
            <text:p>238,73 €</text:p>
          </table:table-cell>
          <table:table-cell table:style-name="ce6" table:formula="of:=[.F2]-[.B3]/[.B4]" office:value-type="currency" office:currency="EUR" office:value="158.109864672844">
            <text:p>158,11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29">
            <text:p>1,29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193.364486814265">
            <text:p>193,36 €</text:p>
          </table:table-cell>
          <table:table-cell table:formula="of:=[.F3]-[.B3]/[.B4]" office:value-type="currency" office:currency="EUR" office:value="112.739486814265">
            <text:p>112,74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08.022466068512">
            <text:p>108,0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0.016">
            <text:p>0,016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124.40900522692">
            <text:p>124,41 €</text:p>
          </table:table-cell>
          <table:table-cell table:style-name="ce15" table:formula="of:=[.F4]-[.B3]/[.B4]" office:value-type="currency" office:currency="EUR" office:value="43.7840052269195">
            <text:p>43,78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0.34">
            <text:p>10,34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5.17">
            <text:p>5,17 €</text:p>
          </table:table-cell>
          <table:table-cell table:style-name="ce8"/>
          <table:table-cell table:formula="of:=[.B8]/(1+[.D2])^(1/4)" office:value-type="currency" office:currency="EUR" office:value="5.08328662796548">
            <text:p>5,08 €</text:p>
          </table:table-cell>
          <table:table-cell table:formula="of:=[.B5]/2" office:value-type="currency" office:currency="EUR" office:value="5.17">
            <text:p>5,17 €</text:p>
          </table:table-cell>
          <table:table-cell table:style-name="ce9"/>
          <table:table-cell table:formula="of:=[.E8]/(1+[.D3])^(1/4)" office:value-type="currency" office:currency="EUR" office:value="5.06562584003433">
            <text:p>5,07 €</text:p>
          </table:table-cell>
          <table:table-cell table:formula="of:=[.B5]/2" office:value-type="currency" office:currency="EUR" office:value="5.17">
            <text:p>5,17 €</text:p>
          </table:table-cell>
          <table:table-cell table:style-name="ce10"/>
          <table:table-cell table:formula="of:=[.H8]/(1+[.D4])^(1/4)" office:value-type="currency" office:currency="EUR" office:value="5.04826764362653">
            <text:p>5,0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3.1318">
            <text:p>13,13 €</text:p>
          </table:table-cell>
          <table:table-cell office:value-type="percentage" office:value="0.27">
            <text:p>27,00%</text:p>
          </table:table-cell>
          <table:table-cell table:formula="of:=[.B9]/(1+[.$D$2])^[.A9]" office:value-type="currency" office:currency="EUR" office:value="12.2727102803738">
            <text:p>12,27 €</text:p>
          </table:table-cell>
          <table:table-cell table:formula="of:=[.B5]*(1+[.F9])" office:value-type="currency" office:currency="EUR" office:value="13.0284">
            <text:p>13,03 €</text:p>
          </table:table-cell>
          <table:table-cell office:value-type="percentage" office:value="0.26">
            <text:p>26,00%</text:p>
          </table:table-cell>
          <table:table-cell table:formula="of:=[.E9]/(1+[.$D$3])^[.A9]" office:value-type="currency" office:currency="EUR" office:value="12.0077419354839">
            <text:p>12,01 €</text:p>
          </table:table-cell>
          <table:table-cell table:formula="of:=[.B5]*(1+[.I9])" office:value-type="currency" office:currency="EUR" office:value="10.857">
            <text:p>10,86 €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EUR" office:value="9.87">
            <text:p>9,8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4.182344">
            <text:p>14,18 €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EUR" office:value="12.3874085072932">
            <text:p>12,39 €</text:p>
          </table:table-cell>
          <table:table-cell table:formula="of:=[.E9]*(1+[.F10])" office:value-type="currency" office:currency="EUR" office:value="13.67982">
            <text:p>13,68 €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EUR" office:value="11.620395421436">
            <text:p>11,62 €</text:p>
          </table:table-cell>
          <table:table-cell table:formula="of:=[.H9]*(1+[.I10])" office:value-type="currency" office:currency="EUR" office:value="11.07414">
            <text:p>11,07 €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EUR" office:value="9.15218181818182">
            <text:p>9,15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5.31693152">
            <text:p>15,32 €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EUR" office:value="12.5031786802586">
            <text:p>12,50 €</text:p>
          </table:table-cell>
          <table:table-cell table:formula="of:=[.E10]*(1+[.F11])" office:value-type="currency" office:currency="EUR" office:value="14.6374074">
            <text:p>14,64 €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EUR" office:value="11.4597447934899">
            <text:p>11,46 €</text:p>
          </table:table-cell>
          <table:table-cell table:formula="of:=[.H10]*(1+[.I11])" office:value-type="currency" office:currency="EUR" office:value="11.2956228">
            <text:p>11,30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8.48656859504132">
            <text:p>8,49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6.2359474112">
            <text:p>16,24 €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EUR" office:value="12.3863265430599">
            <text:p>12,39 €</text:p>
          </table:table-cell>
          <table:table-cell table:formula="of:=[.E11]*(1+[.F12])" office:value-type="currency" office:currency="EUR" office:value="15.36927777">
            <text:p>15,37 €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EUR" office:value="11.0900756066031">
            <text:p>11,09 €</text:p>
          </table:table-cell>
          <table:table-cell table:formula="of:=[.H11]*(1+[.I12])" office:value-type="currency" office:currency="EUR" office:value="11.521535256">
            <text:p>11,52 €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EUR" office:value="7.86936360631104">
            <text:p>7,87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7.210104255872">
            <text:p>17,21 €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EUR" office:value="12.2705664819098">
            <text:p>12,27 €</text:p>
          </table:table-cell>
          <table:table-cell table:formula="of:=[.E12]*(1+[.F13])" office:value-type="currency" office:currency="EUR" office:value="15.9840488808">
            <text:p>15,98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10.6301185537947">
            <text:p>10,63 €</text:p>
          </table:table-cell>
          <table:table-cell table:formula="of:=[.H12]*(1+[.I13])" office:value-type="currency" office:currency="EUR" office:value="11.75196596112">
            <text:p>11,75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7.29704625312479">
            <text:p>7,30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8.2427105112243">
            <text:p>18,24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12.1558882904901">
            <text:p>12,16 €</text:p>
          </table:table-cell>
          <table:table-cell table:formula="of:=[.E13]*(1+[.F14])" office:value-type="currency" office:currency="EUR" office:value="16.623410836032">
            <text:p>16,62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10.1892380607802">
            <text:p>10,19 €</text:p>
          </table:table-cell>
          <table:table-cell table:formula="of:=[.H13]*(1+[.I14])" office:value-type="currency" office:currency="EUR" office:value="11.9870052803424">
            <text:p>11,99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6.76635198017025">
            <text:p>6,77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9.1548460367855">
            <text:p>19,15 €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EUR" office:value="11.9286754252473">
            <text:p>11,93 €</text:p>
          </table:table-cell>
          <table:table-cell table:formula="of:=[.E14]*(1+[.F15])" office:value-type="currency" office:currency="EUR" office:value="17.122113161113">
            <text:p>17,12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9.67273290562541">
            <text:p>9,67 €</text:p>
          </table:table-cell>
          <table:table-cell table:formula="of:=[.H14]*(1+[.I15])" office:value-type="currency" office:currency="EUR" office:value="11.9870052803424">
            <text:p>11,99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6.15122907288205">
            <text:p>6,15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9.921039878257">
            <text:p>19,92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11.5942265815488">
            <text:p>11,59 €</text:p>
          </table:table-cell>
          <table:table-cell table:formula="of:=[.E15]*(1+[.F16])" office:value-type="currency" office:currency="EUR" office:value="17.6357765559464">
            <text:p>17,64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9.18241003944164">
            <text:p>9,18 €</text:p>
          </table:table-cell>
          <table:table-cell table:formula="of:=[.H15]*(1+[.I16])" office:value-type="currency" office:currency="EUR" office:value="11.9870052803424">
            <text:p>11,99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5.59202642989277">
            <text:p>5,59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0.5186710746047">
            <text:p>20,52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11.1607975504628">
            <text:p>11,16 €</text:p>
          </table:table-cell>
          <table:table-cell table:formula="of:=[.E16]*(1+[.F17])" office:value-type="currency" office:currency="EUR" office:value="17.9884920870653">
            <text:p>17,99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8.6323117421479">
            <text:p>8,63 €</text:p>
          </table:table-cell>
          <table:table-cell table:formula="of:=[.H16]*(1+[.I17])" office:value-type="currency" office:currency="EUR" office:value="11.9870052803424">
            <text:p>11,99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5.08366039081161">
            <text:p>5,08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1.1342312068428">
            <text:p>21,13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10.74357147381">
            <text:p>10,74 €</text:p>
          </table:table-cell>
          <table:table-cell table:formula="of:=[.E17]*(1+[.F18])" office:value-type="currency" office:currency="EUR" office:value="18.3482619288066">
            <text:p>18,35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8.11516864238789">
            <text:p>8,12 €</text:p>
          </table:table-cell>
          <table:table-cell table:formula="of:=[.H17]*(1+[.I18])" office:value-type="currency" office:currency="EUR" office:value="11.9870052803424">
            <text:p>11,99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4.62150944619237">
            <text:p>4,62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124.48663644242">
            <text:p>124,49 €</text:p>
          </table:table-cell>
          <table:table-cell/>
          <table:table-cell table:style-name="ce9"/>
          <table:table-cell table:formula="of:=SUM([.G8:.G18])" office:value-type="currency" office:currency="EUR" office:value="107.665563541225">
            <text:p>107,67 €</text:p>
          </table:table-cell>
          <table:table-cell/>
          <table:table-cell table:style-name="ce10"/>
          <table:table-cell table:formula="of:=SUM([.J8:.J18])" office:value-type="currency" office:currency="EUR" office:value="75.9382052362346">
            <text:p>75,94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32.476543275271">
            <text:p>232,48 €</text:p>
          </table:table-cell>
          <table:table-cell table:style-name="ce8"/>
          <table:table-cell table:formula="of:=[.B20]/(1+[.D2])^([.A18]+1/2)" office:value-type="currency" office:currency="EUR" office:value="114.248228230425">
            <text:p>114,25 €</text:p>
          </table:table-cell>
          <table:table-cell table:formula="of:=[.E18]*[.D5]" office:value-type="currency" office:currency="EUR" office:value="201.830881216872">
            <text:p>201,83 €</text:p>
          </table:table-cell>
          <table:table-cell table:style-name="ce9"/>
          <table:table-cell table:formula="of:=[.E20]/(1+[.D3])^([.A18]+1/2)" office:value-type="currency" office:currency="EUR" office:value="85.6989232730401">
            <text:p>85,70 €</text:p>
          </table:table-cell>
          <table:table-cell table:formula="of:=[.H18]*[.D5]" office:value-type="currency" office:currency="EUR" office:value="131.857058083766">
            <text:p>131,86 €</text:p>
          </table:table-cell>
          <table:table-cell table:style-name="ce10"/>
          <table:table-cell table:formula="of:=[.H20]/(1+[.D4])^([.A18]+1/2)" office:value-type="currency" office:currency="EUR" office:value="48.470799990685">
            <text:p>48,47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6">26.05.2022</text:date>, <text:time>19:2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6T19:25:14.03</dc:date>
    <dc:creator>aaa </dc:creator>
    <meta:editing-duration>P3DT38M56S</meta:editing-duration>
    <meta:editing-cycles>56</meta:editing-cycles>
    <meta:generator>OpenOffice/4.1.5$Win32 OpenOffice.org_project/415m1$Build-9789</meta:generator>
    <meta:document-statistic meta:table-count="5" meta:cell-count="687" meta:object-count="0"/>
  </office:meta>
</office:document-meta>
</file>